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Node.locate( Map objectModel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Node.ActNode( LocatorNode ln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Node.build(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ctNod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